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1"/>
    <style:style style:name="P2" style:family="paragraph" style:parent-style-name="Preformatted_20_Text" style:list-style-name="L1">
      <style:paragraph-properties style:writing-mode="lr-tb"/>
    </style:style>
    <style:style style:name="P3" style:family="paragraph" style:parent-style-name="Preformatted_20_Text" style:list-style-name="L1">
      <style:paragraph-properties fo:margin-top="0cm" fo:margin-bottom="0.499cm" style:contextual-spacing="false" style:writing-mode="lr-tb"/>
    </style:style>
    <style:style style:name="P4" style:family="paragraph" style:parent-style-name="Preformatted_20_Text" style:list-style-name="L1">
      <style:paragraph-properties fo:margin-left="0cm" fo:margin-right="0cm" fo:text-indent="0cm" style:auto-text-indent="false" style:writing-mode="lr-tb"/>
    </style:style>
    <style:style style:name="P5" style:family="paragraph" style:parent-style-name="Standard">
      <style:text-properties officeooo:rsid="00001885" officeooo:paragraph-rsid="00001885"/>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paragraph-properties fo:margin-top="0cm" fo:margin-bottom="0cm" style:contextual-spacing="false"/>
    </style:style>
    <style:style style:name="P9" style:family="paragraph" style:parent-style-name="Text_20_body">
      <style:text-properties officeooo:rsid="00001885" officeooo:paragraph-rsid="00001885"/>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Modificadores de acceso a atributos y métodos</text:span></text:p>
      <text:list text:style-name="L1">
        <text:list-item>
          <text:list>
            <text:list-item>
              <text:p text:style-name="P7"><text:span text:style-name="Strong_20_Emphasis">Definición</text:span>: Los modificadores de acceso en C++ determinan la visibilidad y el control de acceso de los atributos y métodos de una clase. Estos modificadores ayudan a especificar qué partes del programa pueden ver o modificar estos datos, aportando seguridad y encapsulación.</text:p>
            </text:list-item>
            <text:list-item>
              <text:p text:style-name="P7"><text:span text:style-name="Strong_20_Emphasis">Tipos</text:span>: En C++ existen tres modificadores de acceso:</text:p>
              <text:list>
                <text:list-item>
                  <text:p text:style-name="P7"><text:span text:style-name="Strong_20_Emphasis">public</text:span>: Accesible desde cualquier parte del programa.</text:p>
                </text:list-item>
                <text:list-item>
                  <text:p text:style-name="P7"><text:span text:style-name="Strong_20_Emphasis">protected</text:span>: Accesible dentro de la clase y en las clases derivadas.</text:p>
                </text:list-item>
                <text:list-item>
                  <text:p text:style-name="P7"><text:span text:style-name="Strong_20_Emphasis">private</text:span>: Solo accesible dentro de la clase que lo define.</text:p>
                </text:list-item>
              </text:list>
            </text:list-item>
            <text:list-item>
              <text:p text:style-name="P7"><text:span text:style-name="Strong_20_Emphasis">Uso</text:span>: Los atributos y métodos se colocan en la sección adecuada (public, protected o private) dentro de la clase para definir su accesibilidad, lo que permite proteger datos sensibles y mejorar la encapsulación.</text:p>
            </text:list-item>
          </text:list>
        </text:list-item>
        <text:list-item>
          <text:p text:style-name="P6"><text:span text:style-name="Strong_20_Emphasis">Constructor de clase</text:span></text:p>
          <text:list>
            <text:list-item>
              <text:p text:style-name="P7"><text:span text:style-name="Strong_20_Emphasis">Definición</text:span>: Un constructor es un método especial que se ejecuta automáticamente cuando se crea un objeto de la clase, encargándose de inicializar el objeto y sus atributos.</text:p>
            </text:list-item>
            <text:list-item>
              <text:p text:style-name="P7"><text:span text:style-name="Strong_20_Emphasis">Propósito</text:span>: El constructor asegura que los objetos se inicialicen en un estado válido, asignando valores iniciales a los atributos o realizando configuraciones necesarias.</text:p>
            </text:list-item>
            <text:list-item>
              <text:p text:style-name="P6"><text:span text:style-name="Strong_20_Emphasis">Definición en C++</text:span>: El constructor es una función cuyo nombre coincide con el nombre de la clase y no tiene tipo de retorno. Ejemplo:</text:p>
              <text:p text:style-name="P1"/>
              <text:p text:style-name="P4"><text:span text:style-name="Source_20_Text">class Persona {</text:span></text:p>
              <text:p text:style-name="P2"><text:span text:style-name="Source_20_Text">public: </text:span></text:p>
              <text:p text:style-name="P2"><text:span text:style-name="Source_20_Text"><text:s text:c="4"/>Persona() { /* código de inicialización */ }</text:span></text:p>
              <text:p text:style-name="P3"><text:span text:style-name="Source_20_Text">};</text:span></text:p>
            </text:list-item>
          </text:list>
        </text:list-item>
        <text:list-item>
          <text:p text:style-name="P6"><text:span text:style-name="Strong_20_Emphasis">Destructor de clase</text:span></text:p>
          <text:list>
            <text:list-item>
              <text:p text:style-name="P7"><text:span text:style-name="Strong_20_Emphasis">Definición</text:span>: Un destructor es un método especial que se llama automáticamente cuando un objeto se destruye (por ejemplo, al salir de alcance).</text:p>
            </text:list-item>
            <text:list-item>
              <text:p text:style-name="P7"><text:span text:style-name="Strong_20_Emphasis">Propósito</text:span>: Su objetivo es liberar los recursos ocupados por el objeto, como memoria o archivos abiertos, asegurando una gestión correcta de recursos.</text:p>
            </text:list-item>
            <text:list-item>
              <text:p text:style-name="P6"><text:span text:style-name="Strong_20_Emphasis">Definición en C++</text:span>: Se define como una función cuyo nombre es el de la clase precedido por una tilde (~) y no tiene tipo de retorno. Ejemplo:</text:p>
            </text:list-item>
          </text:list>
        </text:list-item>
      </text:list>
      <text:p text:style-name="Preformatted_20_Text"/>
      <text:list text:continue-numbering="true" text:style-name="L1">
        <text:list-item>
          <text:list>
            <text:list-header>
              <text:p text:style-name="P4"><text:span text:style-name="Source_20_Text">class Persona {</text:span></text:p>
              <text:p text:style-name="P2"><text:span text:style-name="Source_20_Text">public: </text:span></text:p>
              <text:p text:style-name="P2"><text:span text:style-name="Source_20_Text"><text:s text:c="4"/>~Persona() { /* código de limpieza */ }</text:span></text:p>
              <text:p text:style-name="P3"><text:span text:style-name="Source_20_Text">};</text:span></text:p>
            </text:list-header>
          </text:list>
        </text:list-item>
        <text:list-item>
          <text:p text:style-name="P6"><text:span text:style-name="Strong_20_Emphasis">Parte private y public de una clase en C++</text:span></text:p>
          <text:list>
            <text:list-item>
              <text:p text:style-name="P7"><text:span text:style-name="Strong_20_Emphasis">Definición</text:span>: Las secciones private y public en una clase indican la visibilidad de sus miembros (atributos y métodos). private es para miembros solo accesibles dentro de la clase, mientras que public permite el acceso desde fuera.</text:p>
            </text:list-item>
            <text:list-item>
              <text:p text:style-name="P7"><text:span text:style-name="Strong_20_Emphasis">Diferencias</text:span>: La diferencia principal es la visibilidad: public es accesible externamente, mientras que private no, permitiendo encapsular y proteger los datos.</text:p>
            </text:list-item>
            <text:list-item>
              <text:p text:style-name="P7"><text:soft-page-break/><text:span text:style-name="Strong_20_Emphasis">Uso</text:span>: Cada miembro se declara en la sección correspondiente (private o public), lo que limita el acceso a atributos sensibles y permite modificarlos únicamente mediante métodos de la clase.</text:p>
            </text:list-item>
          </text:list>
        </text:list-item>
        <text:list-item>
          <text:p text:style-name="P6"><text:span text:style-name="Strong_20_Emphasis">Sobrecarga de métodos</text:span></text:p>
          <text:list>
            <text:list-item>
              <text:p text:style-name="P7"><text:span text:style-name="Strong_20_Emphasis">Definición</text:span>: La sobrecarga de métodos permite que una clase tenga múltiples funciones con el mismo nombre pero distintos parámetros.</text:p>
            </text:list-item>
            <text:list-item>
              <text:p text:style-name="P7"><text:span text:style-name="Strong_20_Emphasis">Propósito</text:span>: Facilita realizar operaciones similares con diferentes tipos o números de argumentos, aportando flexibilidad.</text:p>
            </text:list-item>
            <text:list-item>
              <text:p text:style-name="P6"><text:span text:style-name="Strong_20_Emphasis">Implementación en C++</text:span>: Se declaran varias funciones con el mismo nombre en la clase, pero con diferentes listas de parámetros. Ejemplo:</text:p>
              <text:p text:style-name="P4"><text:span text:style-name="Source_20_Text">class Calculadora {</text:span></text:p>
              <text:p text:style-name="P2"><text:span text:style-name="Source_20_Text">public: </text:span></text:p>
              <text:p text:style-name="P2"><text:span text:style-name="Source_20_Text"><text:s text:c="4"/>int sumar(int a, int b);</text:span></text:p>
              <text:p text:style-name="P2"><text:span text:style-name="Source_20_Text"><text:s text:c="4"/>double sumar(double a, double b);</text:span></text:p>
              <text:p text:style-name="P3"><text:span text:style-name="Source_20_Text">};</text:span></text:p>
            </text:list-item>
          </text:list>
        </text:list-item>
        <text:list-item>
          <text:p text:style-name="P6"><text:span text:style-name="Strong_20_Emphasis">Colaboración de clases</text:span></text:p>
          <text:list>
            <text:list-item>
              <text:p text:style-name="P7"><text:span text:style-name="Strong_20_Emphasis">Definición</text:span>: La colaboración de clases se da cuando una clase utiliza otra clase como parte de su implementación, sin relación de herencia entre ellas.</text:p>
            </text:list-item>
            <text:list-item>
              <text:p text:style-name="P7"><text:span text:style-name="Strong_20_Emphasis">Propósito</text:span>: Permite la reutilización de código y la modularidad, facilitando que una clase use funcionalidades de otra.</text:p>
            </text:list-item>
            <text:list-item>
              <text:p text:style-name="P6"><text:span text:style-name="Strong_20_Emphasis">Implementación en C++</text:span>: Se declaran objetos de una clase como atributos o parámetros en otra clase. Ejemplo:</text:p>
              <text:p text:style-name="P1"/>
              <text:p text:style-name="P4"><text:span text:style-name="Source_20_Text">class Motor { /* código */ };</text:span></text:p>
              <text:p text:style-name="P2"><text:span text:style-name="Source_20_Text">class Coche { </text:span></text:p>
              <text:p text:style-name="P2"><text:span text:style-name="Source_20_Text"><text:s text:c="4"/>Motor motor; // Coche utiliza Motor como parte de su implementación </text:span></text:p>
              <text:p text:style-name="P3"><text:span text:style-name="Source_20_Text">};</text:span></text:p>
            </text:list-item>
          </text:list>
        </text:list-item>
        <text:list-item>
          <text:p text:style-name="P6"><text:span text:style-name="Strong_20_Emphasis">Herencia</text:span></text:p>
          <text:list>
            <text:list-item>
              <text:p text:style-name="P7"><text:span text:style-name="Strong_20_Emphasis">Definición</text:span>: La herencia es un mecanismo que permite que una clase (derivada) herede atributos y métodos de otra clase (base).</text:p>
            </text:list-item>
            <text:list-item>
              <text:p text:style-name="P7"><text:span text:style-name="Strong_20_Emphasis">Tipos</text:span>:</text:p>
              <text:list>
                <text:list-item>
                  <text:p text:style-name="P7"><text:span text:style-name="Strong_20_Emphasis">Herencia pública</text:span>: Los miembros public y protected de la clase base se mantienen accesibles en la clase derivada.</text:p>
                </text:list-item>
                <text:list-item>
                  <text:p text:style-name="P7"><text:span text:style-name="Strong_20_Emphasis">Herencia protegida</text:span>: Los miembros public de la clase base se convierten en protected en la clase derivada.</text:p>
                </text:list-item>
                <text:list-item>
                  <text:p text:style-name="P7"><text:span text:style-name="Strong_20_Emphasis">Herencia privada</text:span>: Todos los miembros de la clase base se convierten en private en la clase derivada.</text:p>
                </text:list-item>
              </text:list>
            </text:list-item>
            <text:list-item>
              <text:p text:style-name="P7"><text:span text:style-name="Strong_20_Emphasis">Ventajas y desventajas</text:span>:</text:p>
              <text:list>
                <text:list-item>
                  <text:p text:style-name="P7"><text:span text:style-name="Strong_20_Emphasis">Ventajas</text:span>: Facilita la reutilización de código y crea relaciones jerárquicas.</text:p>
                </text:list-item>
                <text:list-item>
                  <text:p text:style-name="P7"><text:span text:style-name="Strong_20_Emphasis">Desventajas</text:span>: Puede generar dependencias fuertes entre clases y dificultar el mantenimiento.</text:p>
                </text:list-item>
              </text:list>
            </text:list-item>
            <text:list-item>
              <text:p text:style-name="P6"><text:span text:style-name="Strong_20_Emphasis">Implementación en C++</text:span>: Se especifica el tipo de herencia después del nombre de la clase base:</text:p>
              <text:p text:style-name="P1"><text:soft-page-break/></text:p>
              <text:p text:style-name="P4"><text:span text:style-name="Source_20_Text">class Base { /* código */ };</text:span></text:p>
              <text:p text:style-name="P3"><text:span text:style-name="Source_20_Text">class Derivada : public Base { /* código adicional */ };</text:span></text:p>
            </text:list-item>
          </text:list>
        </text:list-item>
        <text:list-item>
          <text:p text:style-name="P6"><text:span text:style-name="Strong_20_Emphasis">Diferencia entre colaboración y herencia en programación orientada a objetos</text:span></text:p>
          <text:list>
            <text:list-item>
              <text:p text:style-name="P6"><text:span text:style-name="Strong_20_Emphasis">Diferencia clave</text:span>: La colaboración implica que una clase use otra clase como parte de su funcionalidad (sin herencia), mientras que la herencia establece una relación jerárquica entre clases, permitiendo que una clase derive características de otra. La colaboración se basa en la composición, mientras que la herencia extiende el comportamiento de una clase existente.</text:p>
            </text:list-item>
          </text:list>
          <text:p text:style-name="P6">Dado el siguiente código:</text:p>
          <text:p text:style-name="P1"/>
          <text:p text:style-name="P4"><text:span text:style-name="Source_20_Text">#include &lt;iostream&gt;</text:span></text:p>
          <text:p text:style-name="P2"><text:span text:style-name="Source_20_Text">using namespace std;</text:span></text:p>
          <text:p text:style-name="P2"/>
          <text:p text:style-name="P2"><text:span text:style-name="Source_20_Text">class ClaseBase {</text:span></text:p>
          <text:p text:style-name="P2"><text:span text:style-name="Source_20_Text">protected:</text:span></text:p>
          <text:p text:style-name="P2"><text:span text:style-name="Source_20_Text"><text:s text:c="4"/>int unaVar = 0;</text:span></text:p>
          <text:p text:style-name="P2"><text:span text:style-name="Source_20_Text">public:</text:span></text:p>
          <text:p text:style-name="P2"><text:span text:style-name="Source_20_Text"><text:s text:c="4"/>ClaseBase(int x) : unaVar(x) {}</text:span></text:p>
          <text:p text:style-name="P2"><text:span text:style-name="Source_20_Text"><text:s text:c="4"/>void unMetodo(void) {</text:span></text:p>
          <text:p text:style-name="P2"><text:span text:style-name="Source_20_Text"><text:s text:c="8"/>cout &lt;&lt; "unaVar = " &lt;&lt; unaVar &lt;&lt; endl;</text:span></text:p>
          <text:p text:style-name="P2"><text:span text:style-name="Source_20_Text"><text:s text:c="4"/>}</text:span></text:p>
          <text:p text:style-name="P2"><text:span text:style-name="Source_20_Text">};</text:span></text:p>
          <text:p text:style-name="P2"/>
          <text:p text:style-name="P2"><text:span text:style-name="Source_20_Text">class ClaseDerivada : public ClaseBase {</text:span></text:p>
          <text:p text:style-name="P2"><text:span text:style-name="Source_20_Text">public:</text:span></text:p>
          <text:p text:style-name="P2"><text:span text:style-name="Source_20_Text"><text:s text:c="4"/>ClaseDerivada(int x) : ClaseBase(x) {} // Invoca al constructor de la clase base para inicializar unaVar</text:span></text:p>
          <text:p text:style-name="P2"><text:span text:style-name="Source_20_Text">};</text:span></text:p>
          <text:p text:style-name="P2"/>
          <text:p text:style-name="P2"><text:span text:style-name="Source_20_Text">int main() {</text:span></text:p>
          <text:p text:style-name="P2"><text:span text:style-name="Source_20_Text"><text:s text:c="4"/>ClaseDerivada obj1(50); // El constructor de la clase derivada invoca el constructor de la clase base</text:span></text:p>
          <text:p text:style-name="P2"><text:span text:style-name="Source_20_Text"><text:s text:c="4"/>obj1.unMetodo();</text:span></text:p>
          <text:p text:style-name="P2"><text:span text:style-name="Source_20_Text"><text:s text:c="4"/>return 0;</text:span></text:p>
          <text:p text:style-name="P3"><text:span text:style-name="Source_20_Text">}</text:span></text:p>
          <text:list text:continue-numbering="true">
            <text:list-item>
              <text:p text:style-name="P7"><text:span text:style-name="Strong_20_Emphasis">Resultado de la compilación</text:span>: El programa compila exitosamente, ya que ClaseDerivada hereda correctamente de ClaseBase y el constructor de ClaseBase se invoca correctamente desde el constructor de ClaseDerivada.</text:p>
            </text:list-item>
            <text:list-item>
              <text:p text:style-name="P6"><text:span text:style-name="Strong_20_Emphasis">Resultado de ejecución</text:span>: El programa imprime: <text:span text:style-name="Source_20_Text">unaVar = 50</text:span>.</text:p>
            </text:list-item>
          </text:list>
        </text:list-item>
      </text:list>
      <text:p text:style-name="P8">4o</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00:00:29.300000000</meta:creation-date>
    <dc:date>2024-11-09T00:02:44.677000000</dc:date>
    <meta:editing-duration>PT2M17S</meta:editing-duration>
    <meta:editing-cycles>1</meta:editing-cycles>
    <meta:document-statistic meta:table-count="0" meta:image-count="0" meta:object-count="0" meta:page-count="3" meta:paragraph-count="85" meta:word-count="925" meta:character-count="5615" meta:non-whitespace-character-count="4769"/>
    <meta:generator>LibreOffice/24.2.4.2$Windows_X86_64 LibreOffice_project/51a6219feb6075d9a4c46691dcfe0cd9c4fff3c2</meta:generator>
  </office:meta>
</office:document-meta>
</file>